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bf718" officeooo:paragraph-rsid="000f2714"/>
    </style:style>
    <style:style style:name="P2" style:family="paragraph" style:parent-style-name="Standard">
      <style:text-properties officeooo:rsid="000bf718" officeooo:paragraph-rsid="0010d4a5"/>
    </style:style>
    <style:style style:name="P3" style:family="paragraph" style:parent-style-name="Standard">
      <style:text-properties officeooo:rsid="000ce8cd" officeooo:paragraph-rsid="000f2714"/>
    </style:style>
    <style:style style:name="P4" style:family="paragraph" style:parent-style-name="Standard">
      <style:text-properties officeooo:rsid="000da289" officeooo:paragraph-rsid="000f2714"/>
    </style:style>
    <style:style style:name="P5" style:family="paragraph" style:parent-style-name="Standard">
      <style:text-properties officeooo:rsid="000e67fd" officeooo:paragraph-rsid="000f2714"/>
    </style:style>
    <style:style style:name="P6" style:family="paragraph" style:parent-style-name="Standard">
      <style:text-properties officeooo:rsid="000efdfe" officeooo:paragraph-rsid="000f2714"/>
    </style:style>
    <style:style style:name="P7" style:family="paragraph" style:parent-style-name="Standard">
      <style:text-properties officeooo:rsid="000efdfe" officeooo:paragraph-rsid="001179a5"/>
    </style:style>
    <style:style style:name="P8" style:family="paragraph" style:parent-style-name="Standard">
      <style:text-properties officeooo:rsid="001218cf" officeooo:paragraph-rsid="000f2714"/>
    </style:style>
    <style:style style:name="P9" style:family="paragraph" style:parent-style-name="Standard">
      <style:text-properties officeooo:rsid="00101545" officeooo:paragraph-rsid="000f2714"/>
    </style:style>
    <style:style style:name="P10" style:family="paragraph" style:parent-style-name="Standard">
      <style:text-properties officeooo:rsid="001179a5" officeooo:paragraph-rsid="001179a5"/>
    </style:style>
    <style:style style:name="P11" style:family="paragraph" style:parent-style-name="Standard">
      <style:text-properties officeooo:rsid="000bf718" officeooo:paragraph-rsid="000f2714"/>
    </style:style>
    <style:style style:name="P12" style:family="paragraph" style:parent-style-name="Standard">
      <style:text-properties officeooo:rsid="0016f9c5" officeooo:paragraph-rsid="0016f9c5"/>
    </style:style>
    <style:style style:name="P13" style:family="paragraph" style:parent-style-name="Standard">
      <style:text-properties officeooo:rsid="001218cf" officeooo:paragraph-rsid="000f2714"/>
    </style:style>
    <style:style style:name="P14" style:family="paragraph" style:parent-style-name="Standard">
      <style:text-properties officeooo:rsid="00183935" officeooo:paragraph-rsid="00183935"/>
    </style:style>
    <style:style style:name="P15" style:family="paragraph" style:parent-style-name="Standard">
      <style:text-properties officeooo:rsid="0019118b" officeooo:paragraph-rsid="0019118b"/>
    </style:style>
    <style:style style:name="T1" style:family="text">
      <style:text-properties officeooo:rsid="000ce8cd"/>
    </style:style>
    <style:style style:name="T2" style:family="text">
      <style:text-properties officeooo:rsid="000da289"/>
    </style:style>
    <style:style style:name="T3" style:family="text">
      <style:text-properties officeooo:rsid="000dedfa"/>
    </style:style>
    <style:style style:name="T4" style:family="text">
      <style:text-properties officeooo:rsid="00112c8f"/>
    </style:style>
    <style:style style:name="T5" style:family="text">
      <style:text-properties officeooo:rsid="00101545"/>
    </style:style>
    <style:style style:name="T6" style:family="text">
      <style:text-properties officeooo:rsid="0010d4a5"/>
    </style:style>
    <style:style style:name="T7" style:family="text">
      <style:text-properties officeooo:rsid="0013bfad"/>
    </style:style>
    <style:style style:name="T8" style:family="text">
      <style:text-properties officeooo:rsid="0015afbf"/>
    </style:style>
    <style:style style:name="T9" style:family="text">
      <style:text-properties officeooo:rsid="0016f9c5"/>
    </style:style>
    <style:style style:name="T10" style:family="text">
      <style:text-properties officeooo:rsid="00183935"/>
    </style:style>
    <style:style style:name="T11" style:family="text">
      <style:text-properties officeooo:rsid="0018875f"/>
    </style:style>
    <style:style style:name="T12" style:family="text">
      <style:text-properties officeooo:rsid="001911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C723 – Relatório Exercício 1</text:p>
      <text:p text:style-name="P1"/>
      <text:p text:style-name="P1">Andre Tsuyoshi Sakiyama<text:tab/>RA: 150547</text:p>
      <text:p text:style-name="P1"/>
      <text:p text:style-name="P12">Todos os testes foram feitos na máquina metalica<text:span text:style-name="T12">(143.106.16.4)</text:span> da sala 301 do IC 3.</text:p>
      <text:p text:style-name="P1"/>
      <text:p text:style-name="P1">Passo 1: Compilação do primo.c</text:p>
      <text:p text:style-name="P1"><text:tab/>- Sem opção extra</text:p>
      <text:p text:style-name="P1"><text:tab/><text:tab/><text:span text:style-name="T4">compilação</text:span>: 0.<text:span text:style-name="T7">100</text:span>s</text:p>
      <text:p text:style-name="P1"><text:tab/><text:tab/><text:span text:style-name="T6">execução: 0.400s</text:span></text:p>
      <text:p text:style-name="P1"/>
      <text:p text:style-name="P1"><text:tab/>-Opção -O0</text:p>
      <text:p text:style-name="P1"><text:tab/><text:tab/><text:span text:style-name="T4">compilação</text:span>: 0.0<text:span text:style-name="T8">81</text:span>s</text:p>
      <text:p text:style-name="P2"><text:tab/><text:tab/><text:span text:style-name="T6">execução: 0.400s</text:span></text:p>
      <text:p text:style-name="P1"><text:tab/></text:p>
      <text:p text:style-name="P1"><text:tab/>-Opção -O1</text:p>
      <text:p text:style-name="P1"><text:tab/><text:tab/><text:span text:style-name="T4">compilação</text:span>: 0.<text:span text:style-name="T9">085</text:span>s</text:p>
      <text:p text:style-name="P2"><text:tab/><text:tab/><text:span text:style-name="T6">execução: 0.398s</text:span></text:p>
      <text:p text:style-name="P1"/>
      <text:p text:style-name="P1"><text:tab/>-Opção -O2</text:p>
      <text:p text:style-name="P1"><text:tab/><text:tab/><text:span text:style-name="T4">compilação</text:span>: 0.<text:span text:style-name="T1">090</text:span>s</text:p>
      <text:p text:style-name="P2"><text:tab/><text:tab/><text:span text:style-name="T6">execução: 0.398s</text:span></text:p>
      <text:p text:style-name="P1"/>
      <text:p text:style-name="P1"><text:tab/>-<text:span text:style-name="T1">Opção -O3</text:span></text:p>
      <text:p text:style-name="P1"><text:tab/><text:tab/><text:span text:style-name="T4">compilação: 0.083s</text:span></text:p>
      <text:p text:style-name="P2"><text:tab/><text:tab/><text:span text:style-name="T6">execução: 0.392s</text:span></text:p>
      <text:p text:style-name="P1"/>
      <text:p text:style-name="P3">O melhor tempo <text:span text:style-name="T12">de compilação</text:span> <text:span text:style-name="T5">foi com a opção -O0 e execução foi -O3.</text:span></text:p>
      <text:p text:style-name="P3"/>
      <text:p text:style-name="P3">A opção -mtune <text:span text:style-name="T2">diz ao compilador qual o tipo do processador que o usuário quer que ele se sintonize, criando assim um código mais otimizado para tal tipo de processador. Existem vaŕios parâmetros para esta opção, podendo ser generic, que sintoniza aos processadores mais comuns exitentes, ou native, que sintoniza ao processador nativo da máquina atual, ou escolher especificamente um processador em particular.</text:span></text:p>
      <text:p text:style-name="P3"/>
      <text:p text:style-name="P4">No caso utilizei a -mtune=native, <text:span text:style-name="T3">o tempo de compilação foi 0.077s e de execução foi 0.400s.</text:span></text:p>
      <text:p text:style-name="P4"/>
      <text:p text:style-name="P4"/>
      <text:p text:style-name="P5">Passo 2: Makefile</text:p>
      <text:p text:style-name="P5"/>
      <text:p text:style-name="P7">Para compilar um programa com vários arquivos, além de fazer as alterações necessárias, basta colocar os nomes dos arquivos no comando de compilação. Um exemplo seria: </text:p>
      <text:p text:style-name="P10"/>
      <text:p text:style-name="P10">executavel: arquivo1.<text:span text:style-name="T12">c</text:span> arquivo2.<text:span text:style-name="T12">c</text:span></text:p>
      <text:p text:style-name="P7"><text:tab/>gcc<text:span text:style-name="T9"> </text:span>-o executavel arquivo1.c arquivo2.c</text:p>
      <text:p text:style-name="P6"/>
      <text:p text:style-name="P9">A compilação do programa com o Makefile <text:span text:style-name="T4">foi ligeiramente mais devagar, com o tempo de 0.104s e o tempo de execução foi de 0.399s, isso se deve ao fato de que o compilador precisa procurar e achar todos o arquivos pertencentes ao programa em questão.</text:span></text:p>
      <text:p text:style-name="P9"/>
      <text:p text:style-name="P8">Passo 3: Todos os primos <text:span text:style-name="T12">entre 1 e n</text:span> (não otimizado)</text:p>
      <text:p text:style-name="P8"/>
      <text:p text:style-name="P8"><text:soft-page-break/>Os arquivos foram devidamente modificados e testados. <text:span text:style-name="T10">Os testes de execução foram feitos com o número 99999 como entrada</text:span>. O<text:span text:style-name="T10">s</text:span> tempo<text:span text:style-name="T10">s</text:span> de compilação <text:span text:style-name="T10">e execução</text:span> do programa com um arquivo fonte fo<text:span text:style-name="T10">ram respectivamente</text:span> 0.0<text:span text:style-name="T10">73s</text:span> e <text:span text:style-name="T11">1.735s. C</text:span>om dois arquivos fonte fo<text:span text:style-name="T10">ram respectivamente 0.107s e 1.734s.</text:span></text:p>
      <text:p text:style-name="P14">É um valor dentro do esperado, pois o tempo de compilação do programa com dois arquivos fonte foi mais lento do que o programa com um arquivo fonte.</text:p>
      <text:p text:style-name="P14"/>
      <text:p text:style-name="P15">Passo 4: Todos os primos entre 1 e n (semi otimizado)</text:p>
      <text:p text:style-name="P15"/>
      <text:p text:style-name="P15">Após modificar os arquivos para que o programa verifique apenas os números impares maiores que 2, os tempos foram medidos e registrados. Para o programa com um único arquivo fonte os tempos de compilação e execução foram respectivamente 0.076s e 1.733s. Para o programa com dois arquivos fonte os tempos foram respectivamente 0.109s e 1.734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6T15:23:48.644677000</meta:creation-date>
    <meta:editing-duration>PT28M31S</meta:editing-duration>
    <meta:editing-cycles>5</meta:editing-cycles>
    <meta:generator>LibreOffice/4.3.5.2.0$Linux_X86_64 LibreOffice_project/430$Build-2</meta:generator>
    <dc:date>2016-03-09T15:51:36.876972719</dc:date>
    <dc:creator>Andre Sakiyama</dc:creator>
    <meta:document-statistic meta:table-count="0" meta:image-count="0" meta:object-count="0" meta:page-count="2" meta:paragraph-count="33" meta:word-count="385" meta:character-count="2393" meta:non-whitespace-character-count="2011"/>
  </office:meta>
</office:document-meta>
</file>